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nsolas" svg:font-family="Consolas" style:font-family-generic="modern" style:font-pitch="fixed"/>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1.479cm" fo:margin-left="0.931cm" fo:margin-right="4.588cm" table:align="margins"/>
    </style:style>
    <style:style style:name="Table1.A" style:family="table-column">
      <style:table-column-properties style:column-width="2.034cm" style:rel-column-width="11611*"/>
    </style:style>
    <style:style style:name="Table1.B" style:family="table-column">
      <style:table-column-properties style:column-width="9.446cm" style:rel-column-width="5392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1.479cm" fo:margin-left="0.931cm" fo:margin-right="4.588cm" table:align="margins"/>
    </style:style>
    <style:style style:name="Table2.A" style:family="table-column">
      <style:table-column-properties style:column-width="2.034cm" style:rel-column-width="11611*"/>
    </style:style>
    <style:style style:name="Table2.B" style:family="table-column">
      <style:table-column-properties style:column-width="9.446cm" style:rel-column-width="5392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1.479cm" fo:margin-left="0.931cm" fo:margin-right="4.588cm" table:align="margins"/>
    </style:style>
    <style:style style:name="Table3.A" style:family="table-column">
      <style:table-column-properties style:column-width="2.034cm" style:rel-column-width="11611*"/>
    </style:style>
    <style:style style:name="Table3.B" style:family="table-column">
      <style:table-column-properties style:column-width="9.446cm" style:rel-column-width="5392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1.479cm" fo:margin-left="0.931cm" fo:margin-right="4.588cm" table:align="margins"/>
    </style:style>
    <style:style style:name="Table4.A" style:family="table-column">
      <style:table-column-properties style:column-width="2.034cm" style:rel-column-width="11611*"/>
    </style:style>
    <style:style style:name="Table4.B" style:family="table-column">
      <style:table-column-properties style:column-width="9.446cm" style:rel-column-width="53924*"/>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479cm" fo:margin-left="0.931cm" fo:margin-right="4.588cm" table:align="margins"/>
    </style:style>
    <style:style style:name="Table5.A" style:family="table-column">
      <style:table-column-properties style:column-width="2.034cm" style:rel-column-width="11611*"/>
    </style:style>
    <style:style style:name="Table5.B" style:family="table-column">
      <style:table-column-properties style:column-width="9.446cm" style:rel-column-width="5392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1.479cm" fo:margin-left="0.931cm" fo:margin-right="4.588cm" table:align="margins"/>
    </style:style>
    <style:style style:name="Table6.A" style:family="table-column">
      <style:table-column-properties style:column-width="2.034cm" style:rel-column-width="11611*"/>
    </style:style>
    <style:style style:name="Table6.B" style:family="table-column">
      <style:table-column-properties style:column-width="9.446cm" style:rel-column-width="53924*"/>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1.479cm" fo:margin-left="0.931cm" fo:margin-right="4.588cm" table:align="margins"/>
    </style:style>
    <style:style style:name="Table7.A" style:family="table-column">
      <style:table-column-properties style:column-width="2.034cm" style:rel-column-width="11611*"/>
    </style:style>
    <style:style style:name="Table7.B" style:family="table-column">
      <style:table-column-properties style:column-width="9.446cm" style:rel-column-width="53924*"/>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1.479cm" fo:margin-left="0.931cm" fo:margin-right="4.588cm" table:align="margins"/>
    </style:style>
    <style:style style:name="Table8.A" style:family="table-column">
      <style:table-column-properties style:column-width="2.034cm" style:rel-column-width="11611*"/>
    </style:style>
    <style:style style:name="Table8.B" style:family="table-column">
      <style:table-column-properties style:column-width="9.446cm" style:rel-column-width="5392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1.479cm" fo:margin-left="0.931cm" fo:margin-right="4.588cm" table:align="margins"/>
    </style:style>
    <style:style style:name="Table9.A" style:family="table-column">
      <style:table-column-properties style:column-width="2.034cm" style:rel-column-width="11611*"/>
    </style:style>
    <style:style style:name="Table9.B" style:family="table-column">
      <style:table-column-properties style:column-width="9.446cm" style:rel-column-width="53924*"/>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FranklinGotTDemCon"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FranklinGotTDemCon"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Angsana New" fo:font-size="13pt"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MV Boli"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color="#ff0000" style:font-name="Fixed Miriam Transparent"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fo:break-before="page"/>
      <style:text-properties style:font-name="Angsana New" fo:font-size="13pt" fo:font-weight="bold" style:font-size-asian="13pt" style:font-weight-asian="bold" style:font-size-complex="13pt" style:font-weight-complex="bold"/>
    </style:style>
    <style:style style:name="P13" style:family="paragraph" style:parent-style-name="Standard">
      <style:paragraph-properties fo:text-align="start" style:justify-single-word="false" fo:break-before="page"/>
      <style:text-properties style:font-name="Arial" fo:font-size="15pt" fo:font-weight="bold" style:font-size-asian="15pt" style:font-weight-asian="bold" style:font-size-complex="15pt" style:font-weight-complex="bold"/>
    </style:style>
    <style:style style:name="P14" style:family="paragraph" style:parent-style-name="Standard">
      <style:paragraph-properties fo:margin-left="2.198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margin-left="2.198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margin-left="4.19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Arial" fo:font-size="7pt" fo:font-weight="normal" style:font-size-asian="7pt" style:font-weight-asian="normal" style:font-size-complex="7pt"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text-indent="0cm" style:auto-text-indent="false"/>
      <style:text-properties style:font-name="Arial" fo:font-size="8pt" fo:font-weight="normal" style:font-size-asian="8pt" style:font-weight-asian="normal" style:font-size-complex="8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Arial" fo:font-size="8pt" fo:font-weight="bold" style:font-size-asian="8pt" style:font-weight-asian="bold" style:font-size-complex="8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23" style:family="paragraph" style:parent-style-name="Standard">
      <style:paragraph-properties fo:margin-left="0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Times New Roman" fo:font-size="8pt" fo:font-weight="normal" style:font-size-asian="8pt" style:font-weight-asian="normal" style:font-size-complex="8pt" style:font-weight-complex="normal"/>
    </style:style>
    <style:style style:name="P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Arial" fo:font-size="8pt" fo:font-weight="bold" style:font-size-asian="8pt" style:font-weight-asian="bold" style:font-size-complex="8pt" style:font-weight-complex="bold"/>
    </style:style>
    <style:style style:name="P26" style:family="paragraph" style:parent-style-name="Standard">
      <style:paragraph-properties fo:margin-left="4.212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7" style:family="paragraph" style:parent-style-name="Standard">
      <style:paragraph-properties fo:margin-left="4.212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28" style:family="paragraph" style:parent-style-name="Standard">
      <style:paragraph-properties fo:margin-left="6.73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9" style:family="paragraph" style:parent-style-name="Standard">
      <style:paragraph-properties fo:margin-left="6.757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6.72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02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2" style:family="paragraph" style:parent-style-name="Standard">
      <style:paragraph-properties fo:margin-left="0.023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33" style:family="paragraph" style:parent-style-name="Standard">
      <style:paragraph-properties fo:margin-left="2.2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2.97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35" style:family="paragraph" style:parent-style-name="Standard">
      <style:paragraph-properties fo:margin-left="2.972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36" style:family="paragraph" style:parent-style-name="Standard">
      <style:paragraph-properties fo:margin-left="2.972cm" fo:margin-right="0cm" fo:text-align="start" style:justify-single-word="false" fo:text-indent="0cm" style:auto-text-indent="false" fo:background-color="transparent">
        <style:background-image/>
      </style:paragraph-properties>
      <style:text-properties style:font-name="Consolas" fo:font-size="8pt" fo:font-weight="normal" style:font-size-asian="8pt" style:font-weight-asian="normal" style:font-size-complex="8pt" style:font-weight-complex="normal"/>
    </style:style>
    <style:style style:name="P3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38" style:family="paragraph" style:parent-style-name="Table_20_Contents">
      <style:paragraph-properties fo:text-align="start" style:justify-single-word="false"/>
      <style:text-properties style:font-name="Arial" fo:font-size="7pt" fo:font-weight="bold" style:font-size-asian="7pt" style:font-weight-asian="bold" style:font-size-complex="7pt" style:font-weight-complex="bold"/>
    </style:style>
    <style:style style:name="P39" style:family="paragraph" style:parent-style-name="Table_20_Contents">
      <style:paragraph-properties fo:text-align="start" style:justify-single-word="false"/>
      <style:text-properties style:font-name="Arial" fo:font-size="7pt" style:font-size-asian="7pt" style:font-size-complex="7pt"/>
    </style:style>
    <style:style style:name="P40"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style:font-name="Arial" fo:font-size="8pt" style:font-size-asian="8pt" style:font-size-complex="8pt"/>
    </style:style>
    <style:style style:name="P42" style:family="paragraph" style:parent-style-name="Standard">
      <style:paragraph-properties fo:margin-left="2.99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3" style:family="paragraph" style:parent-style-name="Standard">
      <style:paragraph-properties fo:margin-left="3.01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4" style:family="paragraph" style:parent-style-name="Standard">
      <style:paragraph-properties fo:margin-left="3.013cm" fo:margin-right="0cm" fo:text-align="start" style:justify-single-word="false" fo:text-indent="0cm" style:auto-text-indent="false"/>
      <style:text-properties style:font-name="Arial" fo:font-size="8pt" fo:font-weight="normal" style:font-size-asian="8pt" style:font-weight-asian="normal" style:font-size-complex="8pt" style:font-weight-complex="normal"/>
    </style:style>
    <style:style style:name="P45" style:family="paragraph" style:parent-style-name="Standard">
      <style:paragraph-properties fo:margin-left="3.03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6" style:family="paragraph" style:parent-style-name="Standard">
      <style:paragraph-properties fo:margin-left="0.305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47" style:family="paragraph" style:parent-style-name="Standard">
      <style:paragraph-properties fo:margin-left="0.3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48" style:family="paragraph" style:parent-style-name="Standard">
      <style:paragraph-properties fo:margin-left="0.305cm" fo:margin-right="0cm" fo:text-align="start" style:justify-single-word="false" fo:text-indent="0cm" style:auto-text-indent="false" fo:break-before="page"/>
      <style:text-properties style:font-name="Arial" fo:font-size="12pt" fo:font-weight="bold" style:font-size-asian="12pt" style:font-weight-asian="bold" style:font-size-complex="12pt" style:font-weight-complex="bold"/>
    </style:style>
    <style:style style:name="P49" style:family="paragraph" style:parent-style-name="Standard">
      <style:paragraph-properties fo:margin-left="3.05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0" style:family="paragraph" style:parent-style-name="Standard">
      <style:paragraph-properties fo:margin-left="3.029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1" style:family="paragraph" style:parent-style-name="Standard">
      <style:paragraph-properties fo:margin-left="3.057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2" style:family="paragraph" style:parent-style-name="Standard">
      <style:paragraph-properties fo:margin-left="3.066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3" style:family="paragraph" style:parent-style-name="Standard">
      <style:paragraph-properties fo:margin-left="3.295cm" fo:margin-right="0cm" fo:text-align="start" style:justify-single-word="false" fo:text-indent="0cm" style:auto-text-indent="false" fo:background-color="#e6e6e6">
        <style:background-image/>
      </style:paragraph-properties>
      <style:text-properties style:font-name="Consolas" fo:font-size="8pt" fo:font-weight="normal" style:font-size-asian="8pt" style:font-weight-asian="normal" style:font-size-complex="8pt" style:font-weight-complex="normal"/>
    </style:style>
    <style:style style:name="P54" style:family="paragraph" style:parent-style-name="Standard">
      <style:paragraph-properties fo:margin-left="3.295cm" fo:margin-right="0cm" fo:text-align="start" style:justify-single-word="false" fo:text-indent="0cm" style:auto-text-indent="false" fo:background-color="transparent">
        <style:background-image/>
      </style:paragraph-properties>
      <style:text-properties style:font-name="Consolas" fo:font-size="8pt" fo:font-weight="normal" style:font-size-asian="8pt" style:font-weight-asian="normal" style:font-size-complex="8pt" style:font-weight-complex="normal"/>
    </style:style>
    <style:style style:name="P55" style:family="paragraph" style:parent-style-name="Standard">
      <style:paragraph-properties fo:margin-left="3.055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T1" style:family="text">
      <style:text-properties style:font-name="FranklinGotTDemCon" fo:font-size="24pt" fo:font-weight="bold" style:font-size-asian="24pt" style:font-weight-asian="bold" style:font-size-complex="24pt" style:font-weight-complex="bold"/>
    </style:style>
    <style:style style:name="T2" style:family="text">
      <style:text-properties style:font-name="Angsana New"/>
    </style:style>
    <style:style style:name="T3" style:family="text">
      <style:text-properties style:font-name="Arial"/>
    </style:style>
    <style:style style:name="T4" style:family="text">
      <style:text-properties style:font-name="Arial" fo:font-size="13pt" fo:font-weight="bold" style:font-size-asian="13pt" style:font-weight-asian="bold" style:font-size-complex="13pt" style:font-weight-complex="bold"/>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style:font-name="Arial" fo:font-size="7pt" style:font-size-asian="7pt" style:font-size-complex="7pt"/>
    </style:style>
    <style:style style:name="T9" style:family="text">
      <style:text-properties style:font-name="Arial" fo:font-size="8pt" fo:font-weight="normal" style:font-size-asian="8pt" style:font-weight-asian="normal" style:font-size-complex="8pt" style:font-weight-complex="normal"/>
    </style:style>
    <style:style style:name="T10" style:family="text">
      <style:text-properties style:font-name="Arial" fo:font-size="8pt" fo:font-weight="bold" style:font-size-asian="8pt" style:font-weight-asian="bold" style:font-size-complex="8pt" style:font-weight-complex="bold"/>
    </style:style>
    <style:style style:name="T11" style:family="text">
      <style:text-properties style:font-name="Arial" fo:font-size="8pt" style:font-size-asian="8pt" style:font-size-complex="8pt"/>
    </style:style>
    <style:style style:name="T12" style:family="text">
      <style:text-properties fo:font-size="11pt" style:font-size-asian="11pt" style:font-size-complex="11pt"/>
    </style:style>
    <style:style style:name="T13" style:family="text">
      <style:text-properties fo:font-size="10pt" style:font-size-asian="10pt" style:font-size-complex="10pt"/>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name="Times New Roman" fo:font-weight="normal" style:font-weight-asian="normal" style:font-weight-complex="normal"/>
    </style:style>
    <style:style style:name="T18" style:family="text">
      <style:text-properties style:font-name="Times New Roman" fo:font-size="8pt" fo:font-weight="normal" style:font-size-asian="8pt" style:font-weight-asian="normal" style:font-size-complex="8pt" style:font-weight-complex="normal"/>
    </style:style>
    <style:style style:name="T19" style:family="text">
      <style:text-properties fo:font-style="italic" style:font-style-asian="italic" style:font-style-complex="italic"/>
    </style:style>
    <style:style style:name="T20" style:family="text">
      <style:text-properties style:font-name="Consolas" fo:font-weight="normal" style:font-weight-asian="normal" style:font-weight-complex="normal"/>
    </style:style>
    <style:style style:name="T21" style:family="text">
      <style:text-properties style:font-name="Consolas" fo:font-size="8pt" fo:font-weight="normal" style:font-size-asian="8pt" style:font-weight-asian="normal" style:font-size-complex="8pt" style:font-weight-complex="normal"/>
    </style:style>
    <style:style style:name="T22" style:family="text">
      <style:text-properties fo:font-size="8pt" fo:font-weight="normal" style:font-size-asian="8pt" style:font-weight-asian="normal" style:font-size-complex="8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text:span text:style-name="T1">(CodeName) </text:span>MyUSB</text:p>
      <text:p text:style-name="P7">© Dean Camera, 2007</text:p>
      <text:p text:style-name="P7"/>
      <text:p text:style-name="P7"/>
      <text:p text:style-name="P10">API Documentation</text:p>
      <text:p text:style-name="P11">PRELIMINARY – SUBJECT TO CHANGE</text:p>
      <text:p text:style-name="P8"/>
      <text:p text:style-name="P8"/>
      <text:p text:style-name="P8"/>
      <text:p text:style-name="P8"/>
      <text:p text:style-name="P8"/>
      <text:p text:style-name="P8"><text:a xlink:type="simple" xlink:href="http://www.fourwalledcubicle.com/"><text:span text:style-name="T2">http://www.fourwalledcubicle.com</text:span></text:a></text:p>
      <text:p text:style-name="P9">deam <text:s/>(at) fourwalledcubicle (dot) com</text:p>
      <text:p text:style-name="P12"/>
      <text:p text:style-name="P1">Document Contents:</text:p>
      <text:p text:style-name="P1"/>
      <text:p text:style-name="P1"><text:tab/>1) Overview and Purpose</text:p>
      <text:p text:style-name="P1"/>
      <text:p text:style-name="P1"><text:tab/>2) Directory Structure</text:p>
      <text:p text:style-name="P3"><text:tab/><text:tab/><text:span text:style-name="T12">Drivers Directory</text:span></text:p>
      <text:p text:style-name="P3"><text:tab/><text:tab/><text:tab/>USB1287 Directory</text:p>
      <text:p text:style-name="P3"><text:span text:style-name="T12"><text:tab/><text:tab/><text:tab/></text:span><text:span text:style-name="T13">USBKEY Directory</text:span></text:p>
      <text:p text:style-name="P3"><text:tab/><text:tab/><text:tab/>USB Directory</text:p>
      <text:p text:style-name="P3"><text:tab/><text:tab/><text:tab/><text:span text:style-name="T13"><text:tab/>LowLevel Directory</text:span></text:p>
      <text:p text:style-name="P3"><text:tab/><text:tab/><text:tab/><text:tab/>MidLevel Directory</text:p>
      <text:p text:style-name="P3"><text:tab/><text:tab/><text:tab/><text:tab/>HighLevel Directory</text:p>
      <text:p text:style-name="P2"/>
      <text:p text:style-name="P2"><text:tab/><text:tab/>Common Directory</text:p>
      <text:p text:style-name="P1"/>
      <text:p text:style-name="P1"><text:tab/>3) Library API</text:p>
      <text:p text:style-name="P1"><text:tab/><text:tab/><text:span text:style-name="T12">Drivers Directory</text:span></text:p>
      <text:p text:style-name="P1"><text:span text:style-name="T12"><text:tab/><text:tab/><text:tab/></text:span><text:span text:style-name="T13">USB1287 Directory</text:span></text:p>
      <text:p text:style-name="P1"><text:tab/><text:tab/><text:tab/><text:tab/><text:span text:style-name="T14">ADC.h</text:span></text:p>
      <text:p text:style-name="P2"><text:tab/><text:tab/><text:tab/><text:tab/></text:p>
      <text:p text:style-name="P1"><text:span text:style-name="T12"><text:tab/><text:tab/><text:tab/></text:span><text:span text:style-name="T13">USBKEY Directory</text:span></text:p>
      <text:p text:style-name="P4"><text:tab/><text:tab/><text:tab/><text:tab/>Bicolour.h</text:p>
      <text:p text:style-name="P4"><text:tab/><text:tab/><text:tab/><text:tab/>HWB.h</text:p>
      <text:p text:style-name="P4"><text:tab/><text:tab/><text:tab/><text:tab/>Joystick.h</text:p>
      <text:p text:style-name="P4"/>
      <text:p text:style-name="P4"><text:tab/><text:tab/><text:tab/><text:span text:style-name="T16">USB Directory</text:span></text:p>
      <text:p text:style-name="P4"><text:tab/><text:tab/><text:tab/><text:tab/><text:span text:style-name="T16">LowLevel Directory</text:span></text:p>
      <text:p text:style-name="P4"><text:tab/><text:tab/><text:tab/><text:tab/><text:tab/>LowLevel.h</text:p>
      <text:p text:style-name="P4"><text:tab/><text:tab/><text:tab/><text:tab/><text:span text:style-name="T16">MidLevel Directory</text:span></text:p>
      <text:p text:style-name="P4"><text:tab/><text:tab/><text:tab/><text:tab/><text:tab/>MidLevel.h</text:p>
      <text:p text:style-name="P4"><text:tab/><text:tab/><text:tab/><text:tab/>USB.h</text:p>
      <text:p text:style-name="P4"/>
      <text:p text:style-name="P1"><text:tab/><text:tab/><text:span text:style-name="T12">Common Directory</text:span></text:p>
      <text:p text:style-name="P1"><text:span text:style-name="T4"><text:tab/><text:tab/><text:tab/></text:span><text:span text:style-name="T5">Atomic.h</text:span></text:p>
      <text:p text:style-name="P4"><text:tab/><text:tab/><text:tab/>FunctionAttributes.h</text:p>
      <text:p text:style-name="P4"><text:tab/><text:tab/><text:tab/>ISRMacro.h</text:p>
      <text:p text:style-name="P4"><text:tab/><text:tab/><text:tab/>Scheduler.h</text:p>
      <text:p text:style-name="P13"/>
      <text:p text:style-name="P6"/>
      <text:p text:style-name="P6">1) Overview and Purpose</text:p>
      <text:p text:style-name="P5"/>
      <text:p text:style-name="P4"><text:span text:style-name="T3">The primary purpose of the MyUSB library is to give an easy to use, open source, generously licensed USB driver for the USB-equipped Atmel AVR1287 microcontroller. The library also includes drivers for the various hardware components available on the </text:span><text:span text:style-name="T5">AVR1287 demonstration board, the AT90SUSBKEY and also drivers for other low-level functionality of the 90S1287 AVR microcontroller.</text:span></text:p>
      <text:p text:style-name="P4"/>
      <text:p text:style-name="P4">This library was created to further my own knowledge of the AVR microcontrollers, and to gain experience with working with the USB interface. The AVR1287 microcontroller was chosen because it offers hardware USB support and is available on the ready-packaged USBKEY board.</text:p>
      <text:p text:style-name="P4"/>
      <text:p text:style-name="P4"/>
      <text:p text:style-name="P4">Creating a USB driver for the USB-equipped AVRs is far more than just register twiddling; it requires drivers for the different layers of the USB specification (low, mid and high). The MyUSB library provides the low and mid level layers as well as general USB management, and exposes an API for use in the user-made high-level (device) layer.</text:p>
      <text:p text:style-name="P4"/>
      <text:p text:style-name="P4">The MyUSB library is licensed under the GPL license, version 2. </text:p>
      <text:p text:style-name="P13"/>
      <text:p text:style-name="P6"/>
      <text:p text:style-name="P6">2) Directory Structure</text:p>
      <text:p text:style-name="P5"/>
      <text:p text:style-name="P4">The structure of the MyUSB library is designed to be straightforward and logical. The root of the library consists of two directories, Drivers and Common, which may contain other child directories for better organization of the library components.</text:p>
      <text:p text:style-name="P4"/>
      <text:p text:style-name="P4"><text:span text:style-name="T3"><text:tab/></text:span><text:span text:style-name="T6">Drivers Directory</text:span></text:p>
      <text:p text:style-name="P4"><text:tab/><text:tab/></text:p>
      <text:p text:style-name="P14">This directory contains the hardware and software drivers for the MyUSB library. It contains <text:s/>subdirectories for the main aspects of the MyUSB library.</text:p>
      <text:p text:style-name="P14"/>
      <text:p text:style-name="P14"><text:span text:style-name="T3"><text:tab/></text:span><text:span text:style-name="T6">USB1287 Directory</text:span></text:p>
      <text:p text:style-name="P14"/>
      <text:p text:style-name="P16">This directory contains low-level drivers for the 90SUSB1287 AVR microcontroller, that are not related to USB functionality (which has its own directory).</text:p>
      <text:p text:style-name="P14"/>
      <text:p text:style-name="P14"><text:span text:style-name="T3"><text:tab/></text:span><text:span text:style-name="T6">USBKEY Directory</text:span></text:p>
      <text:p text:style-name="P14"/>
      <text:p text:style-name="P16">This directory contains the individual drivers for the hardware available on the Atmel USBKEY board. Each file pertains to one hardware aspect, and some files may take advantage of the functionality provided by others (for example, the Temperature Sensor driver makes use of the Analogue-to-Digital driver).</text:p>
      <text:p text:style-name="P15"/>
      <text:p text:style-name="P15"><text:tab/>USB Directory</text:p>
      <text:p text:style-name="P15"/>
      <text:p text:style-name="P26">This directory contains the files required for USB operation, and is the heart of the MyUSB library. This directory contains master USB header files, as well as subdirectories for the two layers and high level routines provided by the library.</text:p>
      <text:p text:style-name="P26"/>
      <text:p text:style-name="P26"><text:span text:style-name="T3"><text:tab/></text:span><text:span text:style-name="T6">LowLevel Directory</text:span></text:p>
      <text:p text:style-name="P26"/>
      <text:p text:style-name="P28">This directory contains the low level USB management files, which manage the USB hardware at the lowest level (register manipulations).</text:p>
      <text:p text:style-name="P26"/>
      <text:p text:style-name="P26"><text:span text:style-name="T3"><text:tab/></text:span><text:span text:style-name="T6">MidLevel Directory</text:span></text:p>
      <text:p text:style-name="P27"/>
      <text:p text:style-name="P30">This directory contains the mid level USB management file, which manage the USB data endpoints.</text:p>
      <text:p text:style-name="P27"/>
      <text:p text:style-name="P27"><text:tab/>HighLevel Directory</text:p>
      <text:p text:style-name="P26"/>
      <text:p text:style-name="P29">This directory contains the high level USB routines for managing connections and disconnections, etc.</text:p>
      <text:p text:style-name="P29"/>
      <text:p text:style-name="P31"><text:span text:style-name="T3"><text:tab/></text:span><text:span text:style-name="T6">Common Directory</text:span></text:p>
      <text:p text:style-name="P32"/>
      <text:p text:style-name="P33">This directory contains common source files which give functionality common to the entire library or to the end-application.</text:p>
      <text:p text:style-name="P33"/>
      <text:p text:style-name="P17"/>
      <text:p text:style-name="P13"/>
      <text:p text:style-name="P6"/>
      <text:p text:style-name="P6">3) Library API</text:p>
      <text:p text:style-name="P4"/>
      <text:p text:style-name="P17">Each file in the library is listed in this section, detailing it's API interface.</text:p>
      <text:p text:style-name="P17"/>
      <text:p text:style-name="P17">Some library API entries are listed as functions despite being macros in the code; these are written so that they may be assumed to be inline functions, and behave as such.</text:p>
      <text:p text:style-name="P17"/>
      <text:p text:style-name="P17"/>
      <text:p text:style-name="P46">USB1287 Directory</text:p>
      <text:p text:style-name="P19"/>
      <text:p text:style-name="P17"/>
      <table:table table:name="Table1" table:style-name="Table1">
        <table:table-column table:style-name="Table1.A"/>
        <table:table-column table:style-name="Table1.B"/>
        <table:table-row>
          <table:table-cell table:style-name="Table1.A1" office:value-type="string">
            <text:p text:style-name="P37">Name:</text:p>
          </table:table-cell>
          <table:table-cell table:style-name="Table1.B1" office:value-type="string">
            <text:p text:style-name="P19">ADC.h</text:p>
          </table:table-cell>
        </table:table-row>
        <table:table-row>
          <table:table-cell table:style-name="Table1.A2" office:value-type="string">
            <text:p text:style-name="P38">Purpose:</text:p>
          </table:table-cell>
          <table:table-cell table:style-name="Table1.B2" office:value-type="string">
            <text:p text:style-name="P18">Analogue to Digital Driver for the USB1287</text:p>
          </table:table-cell>
        </table:table-row>
        <table:table-row>
          <table:table-cell table:style-name="Table1.A2" office:value-type="string">
            <text:p text:style-name="P38">Location:</text:p>
          </table:table-cell>
          <table:table-cell table:style-name="Table1.B2" office:value-type="string">
            <text:p text:style-name="P18">Drivers/USB1287/ADC.h</text:p>
          </table:table-cell>
        </table:table-row>
        <table:table-row>
          <table:table-cell table:style-name="Table1.A2" office:value-type="string">
            <text:p text:style-name="P38">Requirements:</text:p>
          </table:table-cell>
          <table:table-cell table:style-name="Table1.B2" office:value-type="string">
            <text:p text:style-name="P39"><text:span text:style-name="T7">Drivers/USB1287/</text:span>ADC.c (to be built with project)</text:p>
          </table:table-cell>
        </table:table-row>
      </table:table>
      <text:p text:style-name="P20"/>
      <text:p text:style-name="P20"><text:span text:style-name="T7"><text:tab/></text:span><text:span text:style-name="T6">Macros:</text:span></text:p>
      <text:p text:style-name="P20"><text:tab/><text:tab/>Non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ADC_Init(void)</text:p>
      <text:p text:style-name="P42">Configures and turns on the ADC subsystem, ready for a conversion. Must be called once at the start of the user program before any conversions take place.</text:p>
      <text:p text:style-name="P42"/>
      <text:p text:style-name="P20"><text:tab/><text:tab/>void ADC_On(void)</text:p>
      <text:p text:style-name="P43">Turns on the ADC subsystem.</text:p>
      <text:p text:style-name="P21"/>
      <text:p text:style-name="P20"><text:tab/><text:tab/>void ADC_Off(void)</text:p>
      <text:p text:style-name="P43">Turns off the ADC subsystem.</text:p>
      <text:p text:style-name="P21"/>
      <text:p text:style-name="P20"><text:tab/><text:tab/>bool ADC_GetStatus(void)</text:p>
      <text:p text:style-name="P43">Returns the status of the ADC subsystem (true if on, false if currently off).</text:p>
      <text:p text:style-name="P20"/>
      <text:p text:style-name="P20"><text:tab/><text:tab/>void ADC_SetupChannel(uint8_t Channel)</text:p>
      <text:p text:style-name="P34">Configures an ADC channel for ADC use. This routine will disable the digital portion of a given ADC channel (making it analogue-only and saving power) and will configure the pin as an input. This is required to be used once only before reading a channel.</text:p>
      <text:p text:style-name="P22"/>
      <text:p text:style-name="P20"><text:tab/><text:tab/>uint16_t ADC_ReadChannel(uint8_t Channel)</text:p>
      <text:p text:style-name="P34">Does a complete reading of the specified channel, returning the 10-bit result. Note that this uses spin-loops while waiting for the conversion to complete, and as such should not be used in time-critical sections of code.</text:p>
      <text:p text:style-name="P34"/>
      <text:p text:style-name="P20"><text:tab/><text:tab/>void ADC_StartReading(uint8_t Channel)</text:p>
      <text:p text:style-name="P34">Begins an ADC conversion for a specified channel. This will not wait for the conversion to complete, nor will it return a result. Should be used in conjunction with the ADC_IsReadingComplete() and ADC_GetReading() routines.</text:p>
      <text:p text:style-name="P34"/>
      <text:p text:style-name="P20"><text:tab/><text:tab/>bool ADC_IsReadingComplete(void)</text:p>
      <text:p text:style-name="P34">Returns zero whilst an ADC conversion is taking place. Should be used after a call to ADC_StartReading to monitor the conversion status.</text:p>
      <text:p text:style-name="P34"/>
      <text:p text:style-name="P20"><text:tab/><text:tab/>uint16_t ADC_GetReading(void)</text:p>
      <text:p text:style-name="P34">Returns the converted value of the last ADC conversion. Should be used after a true value of ADC_IsReadingComplete in order to retrieve the conversion result.</text:p>
      <text:p text:style-name="P34"/>
      <text:p text:style-name="P21"><text:tab/>Examples:</text:p>
      <text:p text:style-name="P20"><text:span text:style-name="T6"><text:tab/><text:tab/></text:span><text:span text:style-name="T7">Initialization and retrieval of ADC channel 1:</text:span></text:p>
      <text:p text:style-name="P53">ADC_Init();</text:p>
      <text:p text:style-name="P53">ADC_SetupChannel(0);</text:p>
      <text:p text:style-name="P53"/>
      <text:p text:style-name="P53">uint16_t ChannelResult = ADC_ReadChannel(0);</text:p>
      <text:p text:style-name="P23"/>
      <text:p text:style-name="P46">USBKEY Directory</text:p>
      <text:p text:style-name="P46"/>
      <text:p text:style-name="P46"/>
      <table:table table:name="Table2" table:style-name="Table2">
        <table:table-column table:style-name="Table2.A"/>
        <table:table-column table:style-name="Table2.B"/>
        <table:table-row>
          <table:table-cell table:style-name="Table2.A1" office:value-type="string">
            <text:p text:style-name="P37">Name:</text:p>
          </table:table-cell>
          <table:table-cell table:style-name="Table2.B1" office:value-type="string">
            <text:p text:style-name="P19">Bicolour.h</text:p>
          </table:table-cell>
        </table:table-row>
        <table:table-row>
          <table:table-cell table:style-name="Table2.A2" office:value-type="string">
            <text:p text:style-name="P38">Purpose:</text:p>
          </table:table-cell>
          <table:table-cell table:style-name="Table2.B2" office:value-type="string">
            <text:p text:style-name="P18">Driver for the USBKEY onboard pair of Bicolour LEDs</text:p>
          </table:table-cell>
        </table:table-row>
        <table:table-row>
          <table:table-cell table:style-name="Table2.A2" office:value-type="string">
            <text:p text:style-name="P38">Location:</text:p>
          </table:table-cell>
          <table:table-cell table:style-name="Table2.B2" office:value-type="string">
            <text:p text:style-name="P18">Drivers/USBKEY/Bicolour.h</text:p>
          </table:table-cell>
        </table:table-row>
        <table:table-row>
          <table:table-cell table:style-name="Table2.A2" office:value-type="string">
            <text:p text:style-name="P38">Requirements:</text:p>
          </table:table-cell>
          <table:table-cell table:style-name="Table2.B2" office:value-type="string">
            <text:p text:style-name="P39">None</text:p>
          </table:table-cell>
        </table:table-row>
      </table:table>
      <text:p text:style-name="P20"/>
      <text:p text:style-name="P20"><text:span text:style-name="T7"><text:tab/></text:span><text:span text:style-name="T6">Macros:</text:span></text:p>
      <text:p text:style-name="P20"><text:tab/><text:tab/><text:span text:style-name="T7">BICOLOUR_LED1_RED</text:span></text:p>
      <text:p text:style-name="P42">Red colour for the left-most Bicolour LED (with respect to the Joystick)</text:p>
      <text:p text:style-name="P42"/>
      <text:p text:style-name="P20"><text:tab/><text:tab/><text:span text:style-name="T7">BICOLOUR_LED1_GREEN</text:span></text:p>
      <text:p text:style-name="P42">Green colour for the left-most Bicolour LED (with respect to the Joystick)</text:p>
      <text:p text:style-name="P42"/>
      <text:p text:style-name="P20"><text:tab/><text:tab/><text:span text:style-name="T7">BICOLOUR_LED1_ORANGE</text:span></text:p>
      <text:p text:style-name="P42">Orange colour for the left-most Bicolour LED (with respect to the Joystick)</text:p>
      <text:p text:style-name="P42"/>
      <text:p text:style-name="P20"><text:tab/><text:tab/><text:span text:style-name="T7">BICOLOUR_LED2_RED</text:span></text:p>
      <text:p text:style-name="P42">Red colour for the right-most Bicolour LED (with respect to the Joystick)</text:p>
      <text:p text:style-name="P42"/>
      <text:p text:style-name="P20"><text:tab/><text:tab/><text:span text:style-name="T7">BICOLOUR_LED2_GREEN</text:span></text:p>
      <text:p text:style-name="P42">Green colour for the right-most Bicolour LED (with respect to the Joystick)</text:p>
      <text:p text:style-name="P42"/>
      <text:p text:style-name="P20"><text:tab/><text:tab/><text:span text:style-name="T7">BICOLOUR_LED2_ORANGE</text:span></text:p>
      <text:p text:style-name="P42">Orange colour for the right-most Bicolour LED (with respect to the Joystick)</text:p>
      <text:p text:style-name="P42"/>
      <text:p text:style-name="P20"><text:tab/><text:tab/><text:span text:style-name="T7">BICOLOUR_ALL_LEDS</text:span></text:p>
      <text:p text:style-name="P42">Orange colour for the both Bicolour LEDs of the USBKEY</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Bicolour_Init(void)</text:p>
      <text:p text:style-name="P42">Configures the appropriate ports of the 90S1287 as outputs for controlling the Bicolour LEDs. This function must be called once at the start of a program, before any other Bicolour LED calls.</text:p>
      <text:p text:style-name="P42"/>
      <text:p text:style-name="P20"><text:tab/><text:tab/>void Bicolour_TurnOnLeds(uint8_t LedMask)</text:p>
      <text:p text:style-name="P43">Accepts a mask comprising of colours for both Bicolour LEDs, turning the passed LEDs on. This will have no effect on any LEDs that are already turned on.</text:p>
      <text:p text:style-name="P21"/>
      <text:p text:style-name="P20"><text:tab/><text:tab/>void Bicolour_TurnOffLeds(uint8_t LedMask)</text:p>
      <text:p text:style-name="P43">Accepts a mask comprising of colours for both Bicolour LEDs, turning the passed LEDs off. This will have no effect on any LEDs that are already turned off.</text:p>
      <text:p text:style-name="P21"/>
      <text:p text:style-name="P20"><text:tab/><text:tab/><text:span text:style-name="T7">void Bicolour_SetLeds(uint8_t LedMask)</text:span></text:p>
      <text:p text:style-name="P43">Accepts a mask comprising of <text:span text:style-name="T17">colours for both Bicolour LEDs, changing both Bicolour LEDs to the exact colours specified. This will turn on and off the LEDs as appropriate in order to display the passed mask exactly as a LED pattern.</text:span></text:p>
      <text:p text:style-name="P20"/>
      <text:p text:style-name="P20"><text:tab/><text:tab/>void Bicolour_SetLed(uint8_t LedNumber, uint8_t LedMask)</text:p>
      <text:p text:style-name="P34">Turns the Bicolour LED specified by <text:span text:style-name="T19">LedNumber</text:span> (one or two) to the passed mask exactly (single-LED version of SetLeds).</text:p>
      <text:p text:style-name="P22"/>
      <text:p text:style-name="P20"><text:tab/><text:tab/>uint8_t Bicolour_GetLeds(void)</text:p>
      <text:p text:style-name="P34">Returns the mask of the current Bicolour LEDs state. With set values corresponding to lit LEDs.</text:p>
      <text:p text:style-name="P34"/>
      <text:p text:style-name="P22"><text:tab/><text:span text:style-name="T6">Examples:</text:span></text:p>
      <text:p text:style-name="P22"><text:span text:style-name="T6"><text:tab/><text:tab/></text:span><text:span text:style-name="T9">Set both LEDs to red:</text:span></text:p>
      <text:p text:style-name="P53">Bicolour_Init();</text:p>
      <text:p text:style-name="P53"><text:span text:style-name="T20">SetLeds(BICOLOUR_LED1_RED | </text:span><text:span text:style-name="T21">BICOLOUR_LED2_RED</text:span><text:span text:style-name="T20">);</text:span></text:p>
      <text:p text:style-name="P25"><text:tab/></text:p>
      <text:p text:style-name="P24"><text:span text:style-name="T10"><text:tab/><text:tab/></text:span><text:span text:style-name="T9">Turn on second Bicolour </text:span><text:span text:style-name="T9">LED's green LED, without any other changes:</text:span></text:p>
      <text:p text:style-name="P53">Bicolour_Init();</text:p>
      <text:p text:style-name="P53"><text:span text:style-name="T20">TurnOnLeds(</text:span><text:span text:style-name="T21">BICOLOUR_LED2_GREEN</text:span><text:span text:style-name="T20">);</text:span></text:p>
      <text:p text:style-name="P36"/>
      <text:p text:style-name="P24"><text:span text:style-name="T9"><text:tab/><text:tab/>Set first Bicolour </text:span><text:span text:style-name="T9">LED to orange, without changing the second LED:</text:span></text:p>
      <text:p text:style-name="P53">Bicolour_Init();</text:p>
      <text:p text:style-name="P53"><text:span text:style-name="T20">SetLed(1, </text:span><text:span text:style-name="T21">BICOLOUR_LED1_ORANGE</text:span><text:span text:style-name="T20">);</text:span></text:p>
      <text:p text:style-name="P35"/>
      <table:table table:name="Table3" table:style-name="Table3">
        <table:table-column table:style-name="Table3.A"/>
        <table:table-column table:style-name="Table3.B"/>
        <table:table-row>
          <table:table-cell table:style-name="Table3.A1" office:value-type="string">
            <text:p text:style-name="P37">Name:</text:p>
          </table:table-cell>
          <table:table-cell table:style-name="Table3.B1" office:value-type="string">
            <text:p text:style-name="P19">HWB.h</text:p>
          </table:table-cell>
        </table:table-row>
        <table:table-row>
          <table:table-cell table:style-name="Table3.A2" office:value-type="string">
            <text:p text:style-name="P38">Purpose:</text:p>
          </table:table-cell>
          <table:table-cell table:style-name="Table3.B2" office:value-type="string">
            <text:p text:style-name="P18">Driver for the USBKEY onboard HWB button (located next to onboard reset button)</text:p>
          </table:table-cell>
        </table:table-row>
        <table:table-row>
          <table:table-cell table:style-name="Table3.A2" office:value-type="string">
            <text:p text:style-name="P38">Location:</text:p>
          </table:table-cell>
          <table:table-cell table:style-name="Table3.B2" office:value-type="string">
            <text:p text:style-name="P18">Drivers/USBKEY/HWB.h</text:p>
          </table:table-cell>
        </table:table-row>
        <table:table-row>
          <table:table-cell table:style-name="Table3.A2" office:value-type="string">
            <text:p text:style-name="P38">Requirements:</text:p>
          </table:table-cell>
          <table:table-cell table:style-name="Table3.B2" office:value-type="string">
            <text:p text:style-name="P39">None</text:p>
          </table:table-cell>
        </table:table-row>
      </table:table>
      <text:p text:style-name="P20"/>
      <text:p text:style-name="P20"><text:span text:style-name="T7"><text:tab/></text:span><text:span text:style-name="T6">Macros:</text:span></text:p>
      <text:p text:style-name="P20"><text:tab/><text:tab/><text:span text:style-name="T7">None</text:span></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HWB_Init(void)</text:p>
      <text:p text:style-name="P42">Configures the appropriate port of the 90S1287 as an input with pullup for reading the position of the HWB hardware button. This function must be called once at the start of a program, before any calls to GetStatus.</text:p>
      <text:p text:style-name="P42"/>
      <text:p text:style-name="P20"><text:tab/><text:tab/>bool HWB_GetStatus(void)</text:p>
      <text:p text:style-name="P43">Returns the boolean status (true = pressed) of the HWB's current state.</text:p>
      <text:p text:style-name="P44"/>
      <text:p text:style-name="P20"/>
      <text:p text:style-name="P20"/>
      <table:table table:name="Table4" table:style-name="Table4">
        <table:table-column table:style-name="Table4.A"/>
        <table:table-column table:style-name="Table4.B"/>
        <table:table-row>
          <table:table-cell table:style-name="Table4.A1" office:value-type="string">
            <text:p text:style-name="P40">Name:</text:p>
          </table:table-cell>
          <table:table-cell table:style-name="Table4.B1" office:value-type="string">
            <text:p text:style-name="P21">Joystick.h</text:p>
          </table:table-cell>
        </table:table-row>
        <table:table-row>
          <table:table-cell table:style-name="Table4.A2" office:value-type="string">
            <text:p text:style-name="P40">Purpose:</text:p>
          </table:table-cell>
          <table:table-cell table:style-name="Table4.B2" office:value-type="string">
            <text:p text:style-name="P20">Driver for the USBKEY onboard joystick (located next to battery connector)</text:p>
          </table:table-cell>
        </table:table-row>
        <table:table-row>
          <table:table-cell table:style-name="Table4.A2" office:value-type="string">
            <text:p text:style-name="P40">Location:</text:p>
          </table:table-cell>
          <table:table-cell table:style-name="Table4.B2" office:value-type="string">
            <text:p text:style-name="P20">Drivers/USBKEY/Joystick.h</text:p>
          </table:table-cell>
        </table:table-row>
        <table:table-row>
          <table:table-cell table:style-name="Table4.A2" office:value-type="string">
            <text:p text:style-name="P40">Requirements:</text:p>
          </table:table-cell>
          <table:table-cell table:style-name="Table4.B2" office:value-type="string">
            <text:p text:style-name="P41">None</text:p>
          </table:table-cell>
        </table:table-row>
      </table:table>
      <text:p text:style-name="P20"/>
      <text:p text:style-name="P20"><text:span text:style-name="T7"><text:tab/></text:span><text:span text:style-name="T6">Macros:</text:span></text:p>
      <text:p text:style-name="P20"><text:tab/><text:tab/><text:span text:style-name="T7">JOY_LEFT</text:span></text:p>
      <text:p text:style-name="P45">Mask for GetStatus, which determines if the joystick is in the left position.</text:p>
      <text:p text:style-name="P20"><text:tab/><text:tab/>JOY_RIGHT</text:p>
      <text:p text:style-name="P45">Mask for GetStatus, which determines if the joystick is in the right position.</text:p>
      <text:p text:style-name="P20"><text:tab/><text:tab/>JOY_UP</text:p>
      <text:p text:style-name="P45">Mask for GetStatus, which determines if the joystick is in the up position.</text:p>
      <text:p text:style-name="P20"><text:tab/><text:tab/>JOY_DOWN</text:p>
      <text:p text:style-name="P45">Mask for GetStatus, which determines if the joystick is in the down position.</text:p>
      <text:p text:style-name="P20"><text:tab/><text:tab/>JOY_PRESS</text:p>
      <text:p text:style-name="P45">Mask for GetStatus, which determines if the joystick is in the depressed position.</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Joystick_Init(void)</text:p>
      <text:p text:style-name="P42">Configures the appropriate ports of the 90S1287 as inputs with pullup for reading the position of the joystick hardware. This function must be called once at the start of a program, before any calls to GetStatus.</text:p>
      <text:p text:style-name="P42"/>
      <text:p text:style-name="P20"><text:tab/><text:tab/>uint8_t Joystick_GetStatus(void)</text:p>
      <text:p text:style-name="P43">Returns an eight-bit value containing flags for the various positions (should be masked off with the position macros defined above). Note that more than one position may be set at one time – for example, left and pressed, or up and right.</text:p>
      <text:p text:style-name="P43"/>
      <text:p text:style-name="P22"><text:tab/><text:span text:style-name="T6">Examples:</text:span></text:p>
      <text:p text:style-name="P22"><text:span text:style-name="T3"><text:tab/><text:tab/>Get joystick status, set PORTA to all on if joystick pressed inwards</text:span><text:span text:style-name="T11">:</text:span></text:p>
      <text:p text:style-name="P53">DDRA = 0xFF;</text:p>
      <text:p text:style-name="P53"/>
      <text:p text:style-name="P53">Joystick_Init();</text:p>
      <text:p text:style-name="P53">uint8_t JoyStatus = Joystick_GetStatus();</text:p>
      <text:p text:style-name="P53"/>
      <text:p text:style-name="P53">if (JoyStatus &amp; JOY_PRESS)</text:p>
      <text:p text:style-name="P53">{</text:p>
      <text:p text:style-name="P53"><text:tab/>PORTA = 0xFF;</text:p>
      <text:p text:style-name="P53">}</text:p>
      <text:p text:style-name="P53">else</text:p>
      <text:p text:style-name="P53">{</text:p>
      <text:p text:style-name="P53"><text:tab/>PORTA = 0x00;</text:p>
      <text:p text:style-name="P53">}</text:p>
      <text:p text:style-name="P25"><text:tab/></text:p>
      <text:p text:style-name="P23"/>
      <table:table table:name="Table5" table:style-name="Table5">
        <table:table-column table:style-name="Table5.A"/>
        <table:table-column table:style-name="Table5.B"/>
        <table:table-row>
          <table:table-cell table:style-name="Table5.A1" office:value-type="string">
            <text:p text:style-name="P37">Name:</text:p>
          </table:table-cell>
          <table:table-cell table:style-name="Table5.B1" office:value-type="string">
            <text:p text:style-name="P19">Temperature.h</text:p>
          </table:table-cell>
        </table:table-row>
        <table:table-row>
          <table:table-cell table:style-name="Table5.A2" office:value-type="string">
            <text:p text:style-name="P38">Purpose:</text:p>
          </table:table-cell>
          <table:table-cell table:style-name="Table5.B2" office:value-type="string">
            <text:p text:style-name="P18">Driver for the USBKEY onboard temperature sensor</text:p>
          </table:table-cell>
        </table:table-row>
        <table:table-row>
          <table:table-cell table:style-name="Table5.A2" office:value-type="string">
            <text:p text:style-name="P38">Location:</text:p>
          </table:table-cell>
          <table:table-cell table:style-name="Table5.B2" office:value-type="string">
            <text:p text:style-name="P18">Drivers/USBKEY/Temperature.h</text:p>
          </table:table-cell>
        </table:table-row>
        <table:table-row>
          <table:table-cell table:style-name="Table5.A2" office:value-type="string">
            <text:p text:style-name="P38">Requirements:</text:p>
          </table:table-cell>
          <table:table-cell table:style-name="Table5.B2" office:value-type="string">
            <text:p text:style-name="P18">Drivers/USBKEY/Temperature.c<text:span text:style-name="T8"> (to be built with project)</text:span></text:p>
          </table:table-cell>
        </table:table-row>
      </table:table>
      <text:p text:style-name="P20"/>
      <text:p text:style-name="P20"><text:span text:style-name="T7"><text:tab/></text:span><text:span text:style-name="T6">Macros:</text:span></text:p>
      <text:p text:style-name="P20"><text:tab/><text:tab/><text:span text:style-name="T7">TEMP_ADC_CHANNEL</text:span></text:p>
      <text:p text:style-name="P45">Channel value of the on-board temperature sensor. May be used to get the raw sensor ADC value via the routines exposed by the ADC header file, or to prepare the temperature sensor channel using the same library header..</text:p>
      <text:p text:style-name="P20"><text:tab/><text:tab/><text:span text:style-name="T7">TEMP_MIN_TEMP</text:span></text:p>
      <text:p text:style-name="P45"><text:span text:style-name="T15">Minimum reportable temperature of of GetTemperature routine. </text:span><text:span text:style-name="T17">Temperatures below this will report as this value.</text:span></text:p>
      <text:p text:style-name="P20"><text:tab/><text:tab/><text:span text:style-name="T7">TEMP_MAX_TEMP</text:span></text:p>
      <text:p text:style-name="P45">Maximum reportable temperature of of GetTemperature routine. Temperatures above this will report as this valu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int8_t Temperature_GetTemperature(void)</text:p>
      <text:p text:style-name="P42">Returns the current temperature of the USBKEY, as reported by the onboard temperature sensor. Must be called after the Temperature Sensor ADC channel is initialized (see ADC.h documentation). Returned value is signed, and is between TEMP_MIN_TEMP and TEMP_MAX_TEMP, inclusive.</text:p>
      <text:p text:style-name="P42"/>
      <text:p text:style-name="P22"><text:tab/><text:span text:style-name="T6">Examples:</text:span></text:p>
      <text:p text:style-name="P22"><text:span text:style-name="T3"><text:tab/><text:tab/>Get </text:span><text:span text:style-name="T11">current temperature, set PORTA to all on if temperature is more than 20 degrees Celsius:</text:span></text:p>
      <text:p text:style-name="P53">DDRA = 0xFF;</text:p>
      <text:p text:style-name="P53"/>
      <text:p text:style-name="P53">ADC_Init();</text:p>
      <text:p text:style-name="P53"><text:span text:style-name="T15">ADC_SetupChannel(</text:span><text:span text:style-name="T22">TEMP_ADC_CHANNEL);</text:span></text:p>
      <text:p text:style-name="P53"/>
      <text:p text:style-name="P53"><text:span text:style-name="T15">uint8_t CurrentTemp = </text:span><text:span text:style-name="T22">Temperature_GetTemperature</text:span><text:span text:style-name="T15">();</text:span></text:p>
      <text:p text:style-name="P53"/>
      <text:p text:style-name="P53">if (CurrentTemp &gt; 20)</text:p>
      <text:p text:style-name="P53">{</text:p>
      <text:p text:style-name="P53"><text:tab/>PORTA = 0xFF;</text:p>
      <text:p text:style-name="P53">}</text:p>
      <text:p text:style-name="P53">else</text:p>
      <text:p text:style-name="P53">{</text:p>
      <text:p text:style-name="P53"><text:tab/>PORTA = 0x00;</text:p>
      <text:p text:style-name="P53">}</text:p>
      <text:p text:style-name="P46"/>
      <text:p text:style-name="P46"/>
      <text:p text:style-name="P48"/>
      <text:p text:style-name="P46">USB Directory</text:p>
      <text:p text:style-name="P46"/>
      <text:p text:style-name="P46"><text:tab/>TO BE DOCUMENTED</text:p>
      <text:p text:style-name="P46"/>
      <text:p text:style-name="P46"/>
      <text:p text:style-name="P46"/>
      <text:p text:style-name="P48"/>
      <text:p text:style-name="P46">Common Directory</text:p>
      <text:p text:style-name="P47"/>
      <text:p text:style-name="P17"/>
      <table:table table:name="Table6" table:style-name="Table6">
        <table:table-column table:style-name="Table6.A"/>
        <table:table-column table:style-name="Table6.B"/>
        <table:table-row>
          <table:table-cell table:style-name="Table6.A1" office:value-type="string">
            <text:p text:style-name="P37">Name:</text:p>
          </table:table-cell>
          <table:table-cell table:style-name="Table6.B1" office:value-type="string">
            <text:p text:style-name="P19">Atomic.h</text:p>
          </table:table-cell>
        </table:table-row>
        <table:table-row>
          <table:table-cell table:style-name="Table6.A2" office:value-type="string">
            <text:p text:style-name="P38">Purpose:</text:p>
          </table:table-cell>
          <table:table-cell table:style-name="Table6.B2" office:value-type="string">
            <text:p text:style-name="P18">Atomic access library for AVRGCC</text:p>
          </table:table-cell>
        </table:table-row>
        <table:table-row>
          <table:table-cell table:style-name="Table6.A2" office:value-type="string">
            <text:p text:style-name="P38">Location:</text:p>
          </table:table-cell>
          <table:table-cell table:style-name="Table6.B2" office:value-type="string">
            <text:p text:style-name="P18">Common/Atomic.h</text:p>
          </table:table-cell>
        </table:table-row>
        <table:table-row>
          <table:table-cell table:style-name="Table6.A2" office:value-type="string">
            <text:p text:style-name="P38">Requirements:</text:p>
          </table:table-cell>
          <table:table-cell table:style-name="Table6.B2" office:value-type="string">
            <text:p text:style-name="P18">None</text:p>
          </table:table-cell>
        </table:table-row>
      </table:table>
      <text:p text:style-name="P17"/>
      <text:p text:style-name="P20"><text:span text:style-name="T7"><text:tab/></text:span><text:span text:style-name="T6">Macros:</text:span></text:p>
      <text:p text:style-name="P20"><text:tab/><text:tab/><text:span text:style-name="T7">ATOMIC_RESTORESTATE</text:span></text:p>
      <text:p text:style-name="P45">Exit mode for ATOMIC_BLOCK. Block will save the current Global Interrupt status bit on entry, and will restore its value upon exiting the atomic block.</text:p>
      <text:p text:style-name="P20"><text:tab/><text:tab/><text:span text:style-name="T7">ATOMIC_FORCEON</text:span></text:p>
      <text:p text:style-name="P45">Exit mode for ATOMIC_BLOCK. Block will turn off the Global Interrupt status bit on entry, and turn it back on upon exiting the atomic block. Use in sections where the Global Interrupt status bit is known to be set, to save space and time.</text:p>
      <text:p text:style-name="P20"><text:tab/><text:tab/><text:span text:style-name="T7">NONATOMIC_RESTORESTATE</text:span></text:p>
      <text:p text:style-name="P45">Exit mode for NONATOMIC_BLOCK. Block will save the current Global Interrupt status bit on entry, and will restore its value upon exiting the non-atomic block.</text:p>
      <text:p text:style-name="P20"><text:tab/><text:tab/><text:span text:style-name="T7">NONATOMIC_FORCEOFF</text:span></text:p>
      <text:p text:style-name="P45">Exit mode for NONATOMIC_BLOCK. Block will turn on the Global Interrupt status bit on entry, and turn it back off upon exiting the non-atomic block. Use in sections where the Global Interrupt status bit is known to be cleared, to save space and tim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ATOMIC_BLOCK(uint8_t ExitMode)</text:p>
      <text:p text:style-name="P42">Creates a block of code where atomic access of data is guaranteed; i.e. the Global Interrupt status bit is disabled to prevent interrupts from occurring during the block. An ATOMIC_BLOCK should occur nested within an existing function. The exit behavior of the block should be specified using the above defined macros. Exit behavior will occur automatically at any point that the block terminates. <text:span text:style-name="T17">May be nested inside of a NONATOMIC_BLOCK.</text:span></text:p>
      <text:p text:style-name="P42"/>
      <text:p text:style-name="P20"><text:tab/><text:tab/>void NONATOMIC_BLOCK(uint8_t ExitMode)</text:p>
      <text:p text:style-name="P42">Creates a block of code where atomic access of data is not guaranteed; i.e. the Global Interrupt status bit is enabled to allow interrupts to occur during the block's execution. A NONATOMIC_BLOCK should occur nested within an existing function. The exit behavior of the block should be specified using the above defined macros. Exit behavior will occur automatically at any point that the block terminates. May be nested inside of an ATOMIC_BLOCK.</text:p>
      <text:p text:style-name="P42"/>
      <text:p text:style-name="P21"><text:span text:style-name="T3"><text:tab/>Examples</text:span><text:span text:style-name="T3">:</text:span></text:p>
      <text:p text:style-name="P22"><text:span text:style-name="T3"><text:tab/><text:tab/></text:span><text:span text:style-name="T11">Retrieve the value of a four-byte long atomically, so that an ISR cannot corrupt it's value while it is being read:</text:span></text:p>
      <text:p text:style-name="P53">uint32_t LocalCopy;</text:p>
      <text:p text:style-name="P53"/>
      <text:p text:style-name="P53">ATOMIC_BLOCK(ATOMIC_RESTORESTATE)</text:p>
      <text:p text:style-name="P53">{</text:p>
      <text:p text:style-name="P53"><text:tab/>LocalCopy = SomeSharedSRAMLong;</text:p>
      <text:p text:style-name="P53">}</text:p>
      <text:p text:style-name="P23"/>
      <table:table table:name="Table7" table:style-name="Table7">
        <table:table-column table:style-name="Table7.A"/>
        <table:table-column table:style-name="Table7.B"/>
        <table:table-row>
          <table:table-cell table:style-name="Table7.A1" office:value-type="string">
            <text:p text:style-name="P37">Name:</text:p>
          </table:table-cell>
          <table:table-cell table:style-name="Table7.B1" office:value-type="string">
            <text:p text:style-name="P19">FunctionAttributes.h</text:p>
          </table:table-cell>
        </table:table-row>
        <table:table-row>
          <table:table-cell table:style-name="Table7.A2" office:value-type="string">
            <text:p text:style-name="P38">Purpose:</text:p>
          </table:table-cell>
          <table:table-cell table:style-name="Table7.B2" office:value-type="string">
            <text:p text:style-name="P18">Function attributes for AVRGCC functions</text:p>
          </table:table-cell>
        </table:table-row>
        <table:table-row>
          <table:table-cell table:style-name="Table7.A2" office:value-type="string">
            <text:p text:style-name="P38">Location:</text:p>
          </table:table-cell>
          <table:table-cell table:style-name="Table7.B2" office:value-type="string">
            <text:p text:style-name="P18">Common/FunctionAttributes.h</text:p>
          </table:table-cell>
        </table:table-row>
        <table:table-row>
          <table:table-cell table:style-name="Table7.A2" office:value-type="string">
            <text:p text:style-name="P38">Requirements:</text:p>
          </table:table-cell>
          <table:table-cell table:style-name="Table7.B2" office:value-type="string">
            <text:p text:style-name="P18">None</text:p>
          </table:table-cell>
        </table:table-row>
      </table:table>
      <text:p text:style-name="P17"/>
      <text:p text:style-name="P20"><text:span text:style-name="T7"><text:tab/></text:span><text:span text:style-name="T6">Macros:</text:span></text:p>
      <text:p text:style-name="P20"><text:tab/><text:tab/><text:span text:style-name="T7">ATTR_NO_RETURN</text:span></text:p>
      <text:p text:style-name="P45">When applied to a function, this attribute indicates to the GCC compiler that a function will never return.</text:p>
      <text:p text:style-name="P20"><text:tab/><text:tab/><text:span text:style-name="T7">ATTR_INIT_SECTION(x)</text:span></text:p>
      <text:p text:style-name="P45">When applied to a function, this attribute indicates to the GCC compiler that a function belongs in the initialization section specified as “x” - see GCC init. sections documentation.</text:p>
      <text:p text:style-name="P20"><text:tab/><text:tab/><text:span text:style-name="T7">ATTR_WARN_UNUSED_RESULT</text:span></text:p>
      <text:p text:style-name="P45">Indicates that a function should give a warning if it's return value is ignored at the point of call.</text:p>
      <text:p text:style-name="P20"><text:tab/><text:tab/><text:span text:style-name="T7">ATTR_NON_NULL_PTR_ARGS(x)</text:span></text:p>
      <text:p text:style-name="P45">Indicates that the argument “x” (1-based) is a pointer that should never be passed a NULL value.</text:p>
      <text:p text:style-name="P20"><text:tab/><text:tab/><text:span text:style-name="T7">ATTR_NAKED</text:span></text:p>
      <text:p text:style-name="P45">Indicates that a function should have no generated prologue or epilogue cod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text:span text:style-name="T3">None</text:span></text:p>
      <text:p text:style-name="P17"/>
      <text:p text:style-name="P20"><text:span text:style-name="T7"><text:tab/></text:span><text:span text:style-name="T6">Examples:</text:span></text:p>
      <text:p text:style-name="P20"><text:tab/><text:tab/><text:span text:style-name="T3">Make a function that returns an int so that the compiler will warn if a result is unused:</text:span></text:p>
      <text:p text:style-name="P53"><text:span text:style-name="T15">int SomeFunc(uint8_t Params) A</text:span><text:span text:style-name="T22">TTR_WARN_UNUSED_RESULT</text:span><text:span text:style-name="T15">;</text:span></text:p>
      <text:p text:style-name="P53"/>
      <text:p text:style-name="P53">int SomeFunc(uint8_t Params)</text:p>
      <text:p text:style-name="P53">{</text:p>
      <text:p text:style-name="P53"><text:tab/>// ...</text:p>
      <text:p text:style-name="P53">}</text:p>
      <text:p text:style-name="P54"/>
      <text:p text:style-name="P54"/>
      <table:table table:name="Table8" table:style-name="Table8">
        <table:table-column table:style-name="Table8.A"/>
        <table:table-column table:style-name="Table8.B"/>
        <table:table-row>
          <table:table-cell table:style-name="Table8.A1" office:value-type="string">
            <text:p text:style-name="P37">Name:</text:p>
          </table:table-cell>
          <table:table-cell table:style-name="Table8.B1" office:value-type="string">
            <text:p text:style-name="P19">ISRMacro.h</text:p>
          </table:table-cell>
        </table:table-row>
        <table:table-row>
          <table:table-cell table:style-name="Table8.A2" office:value-type="string">
            <text:p text:style-name="P38">Purpose:</text:p>
          </table:table-cell>
          <table:table-cell table:style-name="Table8.B2" office:value-type="string">
            <text:p text:style-name="P18">ISR Macro for GCC ISRs</text:p>
          </table:table-cell>
        </table:table-row>
        <table:table-row>
          <table:table-cell table:style-name="Table8.A2" office:value-type="string">
            <text:p text:style-name="P38">Location:</text:p>
          </table:table-cell>
          <table:table-cell table:style-name="Table8.B2" office:value-type="string">
            <text:p text:style-name="P18">Common/ISRMacro.h</text:p>
          </table:table-cell>
        </table:table-row>
        <table:table-row>
          <table:table-cell table:style-name="Table8.A2" office:value-type="string">
            <text:p text:style-name="P38">Requirements:</text:p>
          </table:table-cell>
          <table:table-cell table:style-name="Table8.B2" office:value-type="string">
            <text:p text:style-name="P18">None</text:p>
          </table:table-cell>
        </table:table-row>
      </table:table>
      <text:p text:style-name="P17"/>
      <text:p text:style-name="P17"><text:span text:style-name="T7"><text:tab/></text:span><text:span text:style-name="T10">Macros:</text:span></text:p>
      <text:p text:style-name="P20"><text:tab/><text:tab/><text:span text:style-name="T7">BADISR_vect</text:span></text:p>
      <text:p text:style-name="P45">Symbollic name for the default ISR vector, called when an untrapped interrupt occurs.</text:p>
      <text:p text:style-name="P20"><text:tab/><text:tab/><text:span text:style-name="T7">ISR_NOBLOCK</text:span></text:p>
      <text:p text:style-name="P45">ISR attribute. Specifies a non-blocking ISR, i.e. an ISR where Global Interrupts are enabled during its execution, allowing for nested ISRs to occur.</text:p>
      <text:p text:style-name="P20"><text:tab/><text:tab/><text:span text:style-name="T7">ISR_BLOCK</text:span></text:p>
      <text:p text:style-name="P45"><text:span text:style-name="T17">ISR attribute. </text:span><text:span text:style-name="T15">Specifies a blocking ISR, i.e. An ISR where </text:span><text:span text:style-name="T17">Global Interrupts are disabled during its execution.</text:span></text:p>
      <text:p text:style-name="P20"><text:tab/><text:tab/><text:span text:style-name="T7">ISR_NAKED</text:span></text:p>
      <text:p text:style-name="P45">ISR attribute. Specifies an ISR with no epilogue or prologue generated. User is responsible for pushing and poping all relevant data and registers.</text:p>
      <text:p text:style-name="P20"><text:tab/><text:tab/><text:span text:style-name="T7">ISR_ALIASOF(v)</text:span></text:p>
      <text:p text:style-name="P45">ISR attribute, GCC versions 4.2 and above only. Aliases an ISR vector to the vector specified by “v”.</text:p>
      <text:p text:style-name="P20"><text:tab/><text:tab/><text:span text:style-name="T7">ISR_ALIAS_COMPAT(vector, aliasof)</text:span></text:p>
      <text:p text:style-name="P45">Creates an ISR which is an alias to the vector specified by “aliasof”. Compatible with all versions of GCC, however the aliased vector will contain a jump (JMP) instruction that the non-aliased vector will not have.</text:p>
      <text:p text:style-name="P20"><text:tab/><text:tab/><text:span text:style-name="T7">ISR(vector, attributes)</text:span></text:p>
      <text:p text:style-name="P49">Creates an ISR with the specified attributes that handles the vector indicated by “vector”. “Attributes” may be one or more of the above ISR attributes, separated by spaces.<text:tab/></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None</text:p>
      <text:p text:style-name="P20"/>
      <text:p text:style-name="P20"><text:tab/><text:span text:style-name="T16">Examples:</text:span></text:p>
      <text:p text:style-name="P20"><text:tab/><text:tab/>ISR that does not block other ISRs for executing:</text:p>
      <text:p text:style-name="P53">ISR (SomeVector, ISR_NOBLOCK)</text:p>
      <text:p text:style-name="P53">{</text:p>
      <text:p text:style-name="P53"><text:tab/>// ...</text:p>
      <text:p text:style-name="P53">}</text:p>
      <text:p text:style-name="P23"/>
      <table:table table:name="Table9" table:style-name="Table9">
        <table:table-column table:style-name="Table9.A"/>
        <table:table-column table:style-name="Table9.B"/>
        <table:table-row>
          <table:table-cell table:style-name="Table9.A1" office:value-type="string">
            <text:p text:style-name="P37">Name:</text:p>
          </table:table-cell>
          <table:table-cell table:style-name="Table9.B1" office:value-type="string">
            <text:p text:style-name="P19">Scheduler.h</text:p>
          </table:table-cell>
        </table:table-row>
        <table:table-row>
          <table:table-cell table:style-name="Table9.A2" office:value-type="string">
            <text:p text:style-name="P38">Purpose:</text:p>
          </table:table-cell>
          <table:table-cell table:style-name="Table9.B2" office:value-type="string">
            <text:p text:style-name="P18">Basic round-robbin scheduler</text:p>
          </table:table-cell>
        </table:table-row>
        <table:table-row>
          <table:table-cell table:style-name="Table9.A2" office:value-type="string">
            <text:p text:style-name="P38">Location:</text:p>
          </table:table-cell>
          <table:table-cell table:style-name="Table9.B2" office:value-type="string">
            <text:p text:style-name="P18">Common/Scheduler.h</text:p>
          </table:table-cell>
        </table:table-row>
        <table:table-row>
          <table:table-cell table:style-name="Table9.A2" office:value-type="string">
            <text:p text:style-name="P38">Requirements:</text:p>
          </table:table-cell>
          <table:table-cell table:style-name="Table9.B2" office:value-type="string">
            <text:p text:style-name="P18">Common/Scheduler.c <text:span text:style-name="T8">(to be built with project)</text:span></text:p>
          </table:table-cell>
        </table:table-row>
      </table:table>
      <text:p text:style-name="P17"/>
      <text:p text:style-name="P17"><text:span text:style-name="T7"><text:tab/></text:span><text:span text:style-name="T10">Macros:</text:span></text:p>
      <text:p text:style-name="P20"><text:tab/><text:tab/><text:span text:style-name="T7">TASK(name)</text:span></text:p>
      <text:p text:style-name="P45">Defines a new task of the specified name, Tasks should be designed to be called multiple times; when a task is ready to yield to the next task, it should return.</text:p>
      <text:p text:style-name="P45"/>
      <text:p text:style-name="P45">The task (without accompanying body) should also be listed in the appropriate header file, to expose it to the scheduler.</text:p>
      <text:p text:style-name="P22"><text:tab/><text:tab/><text:span text:style-name="T3">TASK_ID_LIST</text:span></text:p>
      <text:p text:style-name="P55">Defines the list of task IDs for the scheduler. Should occur once in the main C file only, before the TASK_LIST occurrence. Should contain a list of unique names which can be assigned as the ID for a particular task(s).</text:p>
      <text:p text:style-name="P20"><text:tab/><text:tab/><text:span text:style-name="T7">TASK_LIST</text:span></text:p>
      <text:p text:style-name="P45">Defines the list of tasks for the scheduler. Should occur once in the main C file only. TASK_LIST should contain an array of lists containing task IDs, task names, and run modes.</text:p>
      <text:p text:style-name="P20"><text:tab/><text:tab/>TASK_MAX_DELAY</text:p>
      <text:p text:style-name="P45">Maximum delay (in ticks) that can be passed to HasDelayElapsed.</text:p>
      <text:p text:style-name="P20"><text:tab/><text:tab/>TASK_RUN</text:p>
      <text:p text:style-name="P45">Task mode, indicates that a task should execute when its entry is reached by the scheduler.</text:p>
      <text:p text:style-name="P20"><text:tab/><text:tab/>TASK_STOP</text:p>
      <text:p text:style-name="P45">Task mode, indicates that a task should not execute when its entry is reached by the scheduler.</text:p>
      <text:p text:style-name="P45"/>
      <text:p text:style-name="P20"><text:span text:style-name="T7"><text:tab/></text:span><text:span text:style-name="T6">Type Defines:</text:span></text:p>
      <text:p text:style-name="P20"><text:tab/><text:tab/>SchedulerDelayCounter_t</text:p>
      <text:p text:style-name="P50">Type used by HasDelayElapsed to store the tick counter. Create a SchedulerDelayCounter_t in your tasks before calling HasDelayElapsed with it to delay a number of ticks. Created delay counters are automatically static and so retain their values between multiple task calls.</text:p>
      <text:p text:style-name="P20"/>
      <text:p text:style-name="P20"><text:span text:style-name="T7"><text:tab/></text:span><text:span text:style-name="T6">Functions:</text:span></text:p>
      <text:p text:style-name="P20"><text:tab/><text:tab/>void Scheduler_Start(void)</text:p>
      <text:p text:style-name="P51">Starts the scheduler running. Each task in TASK_LIST is executed sequentially forever.</text:p>
      <text:p text:style-name="P51"/>
      <text:p text:style-name="P20"><text:tab/><text:tab/>void Scheduler_IncrementElapsedDelay(void)</text:p>
      <text:p text:style-name="P51">Increments the scheduler tick counter by one. Use to allow HasDelayElapsed to check for elapsed delays. By continuously <text:s/>incrementing the tick counter after a known delay, tasks can be delayed in execution until a specified delay has elapsed.</text:p>
      <text:p text:style-name="P51"/>
      <text:p text:style-name="P22"><text:tab/><text:tab/><text:span text:style-name="T3">bool Scheduler_HasDelayElapsed(uint16_t Delay, SchedulerDelayCounter_t* TaskCounter)</text:span></text:p>
      <text:p text:style-name="P52">Checks to see if the specified tick delay has elapsed, by comparing the delta of the scheduler's main tick counter with the task delay counter (a <text:span text:style-name="T17">SchedulerDelayCounter_t that must be user-defined within a task) and returns true (and resets the task delay counter) if the specified delay (in ticks) has elapsed. Use to delay the execution of tasks by a known duration. Task counter must be passed as the address to the local </text:span><text:span text:style-name="T18">SchedulerDelayCounter_t.</text:span></text:p>
      <text:p text:style-name="P52"/>
      <text:p text:style-name="P22"><text:tab/><text:tab/><text:span text:style-name="T3">bool Scheduler_SetTaskMode(uint8_t id, bool run);</text:span></text:p>
      <text:p text:style-name="P52">Sets the mode (TASK_RUN or TASK_STOP) for a given task, specified by its ID. Multiple tasks may share the same ID, and thus be controlled as a group.</text:p>
      <text:p text:style-name="P52"/>
      <text:p text:style-name="P20"><text:span text:style-name="T7"><text:tab/></text:span><text:span text:style-name="T6">Examples:</text:span></text:p>
      <text:p text:style-name="P20"><text:span text:style-name="T6"><text:tab/><text:tab/></text:span><text:span text:style-name="T7">Creation of two tasks with a task list, with the second activating the first and deactivating itself:</text:span></text:p>
      <text:p text:style-name="P53">TASK_ID_LIST</text:p>
      <text:p text:style-name="P53">{</text:p>
      <text:p text:style-name="P53"><text:tab/>TestApp_Task1_ID,</text:p>
      <text:p text:style-name="P53"><text:span text:style-name="T15"><text:tab/>TestApp_</text:span><text:span text:style-name="T20">Task2</text:span><text:span text:style-name="T15">_ID,</text:span></text:p>
      <text:p text:style-name="P53">};</text:p>
      <text:p text:style-name="P53"/>
      <text:p text:style-name="P53">TASK_LIST</text:p>
      <text:p text:style-name="P53">{</text:p>
      <text:p text:style-name="P53"><text:tab/>{ TaskID: TestApp_Task1_ID, TaskName: TestApp_Task1, TaskStatus: TASK_STOP },</text:p>
      <text:p text:style-name="P53"><text:tab/>{ TaskID: TestApp_Task2_ID, TaskName: TestApp_Task2, TaskStatus: TASK_RUN },</text:p>
      <text:p text:style-name="P53">};</text:p>
      <text:p text:style-name="P53"><text:tab/></text:p>
      <text:p text:style-name="P53">int main (void)</text:p>
      <text:p text:style-name="P53">{</text:p>
      <text:p text:style-name="P53"><text:tab/>DDRF = 0xFF;</text:p>
      <text:p text:style-name="P53"/>
      <text:p text:style-name="P53"><text:tab/>Scheduler_Start();</text:p>
      <text:p text:style-name="P53">}</text:p>
      <text:p text:style-name="P53"/>
      <text:p text:style-name="P53">TASK(Task1)</text:p>
      <text:p text:style-name="P53">{</text:p>
      <text:p text:style-name="P53"><text:tab/>PORTA = 0xFF;</text:p>
      <text:p text:style-name="P53">}</text:p>
      <text:p text:style-name="P53"/>
      <text:p text:style-name="P53">TASK(Task2)</text:p>
      <text:p text:style-name="P53">{</text:p>
      <text:p text:style-name="P53"><text:span text:style-name="T15"><text:tab/>Scheduler_SetTaskMode(</text:span><text:span text:style-name="T20">TestApp_Task1_ID, TASK_RUN)</text:span><text:span text:style-name="T15">;</text:span></text:p>
      <text:p text:style-name="P53"><text:span text:style-name="T15"><text:tab/>Scheduler_SetTaskMode(</text:span><text:span text:style-name="T20">TestApp_Task2_ID, TASK_STOP)</text:span><text:span text:style-name="T15">;</text:span></text:p>
      <text:p text:style-name="P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nsolas" svg:font-family="Consolas" style:font-family-generic="modern" style:font-pitch="fixed"/>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ean Camera</meta:initial-creator>
    <meta:creation-date>2007-06-28T23:58:58</meta:creation-date>
    <dc:creator>Dean Camera</dc:creator>
    <dc:date>2007-07-05T17:13:41</dc:date>
    <dc:language>en-US</dc:language>
    <meta:editing-cycles>22</meta:editing-cycles>
    <meta:editing-duration>PT3H0M51S</meta:editing-duration>
    <meta:user-defined meta:name="Info 1"/>
    <meta:user-defined meta:name="Info 2"/>
    <meta:user-defined meta:name="Info 3"/>
    <meta:user-defined meta:name="Info 4"/>
    <meta:document-statistic meta:table-count="9" meta:image-count="0" meta:object-count="0" meta:page-count="13" meta:paragraph-count="400" meta:word-count="3004" meta:character-count="18879"/>
  </office:meta>
</office:document-meta>
</file>